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d81a" officeooo:paragraph-rsid="0009d81a"/>
    </style:style>
    <style:style style:name="P2" style:family="paragraph" style:parent-style-name="Standard">
      <style:text-properties officeooo:rsid="000a7c7a" officeooo:paragraph-rsid="000a7c7a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officeooo:rsid="000a7c7a" officeooo:paragraph-rsid="000a7c7a"/>
    </style:style>
    <style:style style:name="T1" style:family="text">
      <style:text-properties fo:font-style="italic"/>
    </style:style>
    <style:style style:name="T2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u en gloire (sur throne + geste benediction)</text:p>
      <text:p text:style-name="P1"/>
      <text:p text:style-name="P1">aplats bleu : cieux divins ? Voûte céléste ?</text:p>
      <text:p text:style-name="P1"/>
      <text:p text:style-name="P1">Mandorle</text:p>
      <text:p text:style-name="Standard">Figure géométrique en forme d'amande; <text:span text:style-name="T1">en partic.,</text:span> ovale dans lequel s'inscrivent le Christ ou la Vierge en majesté. </text:p>
      <text:p text:style-name="Standard"/>
      <text:p text:style-name="P2">Nimbes :</text:p>
      <text:p text:style-name="P3"><text:span text:style-name="T1">Nimbe carré</text:span>. Attribut utilisé pour représenter des personnages élevés en dignité et encore vivants (papes, empereurs, rois)</text:p>
      <text:p text:style-name="P3"><text:span text:style-name="T1">Nimbe crucifère</text:span>. Cercle dans lequel s'inscrit une croix et qui est réservé au Christ. [<text:span text:style-name="T1">À la mosaïque de la coupole d'Aix-la-Chapelle</text:span>] </text:p>
      <text:p text:style-name="P3"><text:span text:style-name="T1">Nimbe rayonné.</text:span> Disque appliqué aux dieux antique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8S</meta:editing-duration>
    <meta:editing-cycles>4</meta:editing-cycles>
    <meta:generator>LibreOffice/5.3.6.1$Windows_x86 LibreOffice_project/686f202eff87ef707079aeb7f485847613344eb7</meta:generator>
    <dc:date>2017-11-23T12:11:04.526000000</dc:date>
    <meta:document-statistic meta:table-count="0" meta:image-count="0" meta:object-count="0" meta:page-count="1" meta:paragraph-count="8" meta:word-count="83" meta:character-count="529" meta:non-whitespace-character-count="452"/>
    <meta:user-defined meta:name="Info 1"/>
    <meta:user-defined meta:name="Info 2"/>
    <meta:user-defined meta:name="Info 3"/>
    <meta:user-defined meta:name="Info 4"/>
  </office:meta>
</office:document-meta>
</file>